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385cm" fo:min-width="0.77cm"/>
      <style:paragraph-properties style:writing-mode="lr-tb"/>
    </style:style>
    <style:style style:name="gr2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top" draw:auto-grow-height="false" fo:min-height="7.336cm" fo:min-width="10.26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066cm" fo:min-width="8.99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end" style:writing-mode="lr-tb"/>
      <style:text-properties style:font-name="Noto Sans" fo:font-size="8pt" style:font-size-asian="8pt" style:font-size-complex="8pt"/>
    </style:style>
    <style:style style:name="P2" style:family="paragraph">
      <loext:graphic-properties draw:fill="none"/>
      <style:paragraph-properties fo:text-align="end" style:writing-mode="lr-tb"/>
      <style:text-properties style:font-name="Noto Sans" fo:font-size="8pt" style:font-size-asian="8pt" style:font-size-complex="8pt"/>
    </style:style>
    <style:style style:name="P3" style:family="paragraph">
      <loext:graphic-properties draw:fill="none"/>
      <style:paragraph-properties fo:text-align="center"/>
      <style:text-properties style:font-name="Noto Sans"/>
    </style:style>
    <style:style style:name="P4" style:family="paragraph">
      <style:paragraph-properties fo:text-align="center" style:writing-mode="lr-tb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="solid" draw:fill-color="#dddddd"/>
      <style:paragraph-properties fo:text-align="center" style:writing-mode="lr-tb"/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 style:writing-mode="lr-tb"/>
      <style:text-properties style:font-name="Noto Sans"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Noto Sans" fo:font-size="10pt" style:font-size-asian="10pt" style:font-size-complex="10pt"/>
    </style:style>
    <style:style style:name="P8" style:family="paragraph">
      <style:paragraph-properties fo:text-align="center" style:writing-mode="lr-tb"/>
      <style:text-properties style:font-name="Noto Sans" fo:font-size="8pt" style:font-size-asian="8pt" style:font-size-complex="8pt"/>
    </style:style>
    <style:style style:name="P9" style:family="paragraph">
      <loext:graphic-properties draw:fill="none"/>
      <style:paragraph-properties fo:text-align="center" style:writing-mode="lr-tb"/>
      <style:text-properties style:font-name="Noto Sans" fo:font-size="8pt" style:font-size-asian="8pt" style:font-size-complex="8pt"/>
    </style:style>
    <style:style style:name="P10" style:family="paragraph">
      <loext:graphic-properties draw:fill-color="#ffffff"/>
      <style:paragraph-properties fo:text-align="center"/>
      <style:text-properties style:font-name="Noto San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27cm" svg:height="0.635cm" svg:x="-0.318cm" svg:y="0.952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0.635cm" svg:x="-0.318cm" svg:y="1.587cm">
            <text:p text:style-name="P1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0.635cm" svg:x="-0.318cm" svg:y="7.937cm">
            <text:p text:style-name="P1"><text:span text:style-name="T1">272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.587cm" svg:y1="0.635cm" svg:x2="1.587cm" svg:y2="9.525cm">
            <text:p/>
          </draw:line>
          <draw:line draw:style-name="gr2" draw:text-style-name="P3" draw:layer="layout" svg:x1="0.952cm" svg:y1="1.27cm" svg:x2="13.017cm" svg:y2="1.27cm">
            <text:p/>
          </draw:line>
          <draw:custom-shape draw:style-name="gr3" draw:text-style-name="P5" draw:layer="layout" svg:width="10.795cm" svg:height="7.62cm" svg:x="1.587cm" svg:y="1.27cm">
            <text:p text:style-name="P4"><text:span text:style-name="T2">Invisible Ar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0.952cm" svg:y1="8.255cm" svg:x2="13.017cm" svg:y2="8.255cm">
            <text:p/>
          </draw:line>
          <draw:line draw:style-name="gr2" draw:text-style-name="P3" draw:layer="layout" svg:x1="0.952cm" svg:y1="1.905cm" svg:x2="13.017cm" svg:y2="1.905cm">
            <text:p/>
          </draw:line>
          <draw:line draw:style-name="gr2" draw:text-style-name="P3" draw:layer="layout" svg:x1="2.222cm" svg:y1="0.635cm" svg:x2="2.222cm" svg:y2="9.525cm">
            <text:p/>
          </draw:line>
          <draw:line draw:style-name="gr2" draw:text-style-name="P3" draw:layer="layout" svg:x1="11.747cm" svg:y1="0.635cm" svg:x2="11.747cm" svg:y2="9.525cm">
            <text:p/>
          </draw:line>
          <draw:custom-shape draw:style-name="gr4" draw:text-style-name="P7" draw:layer="layout" svg:width="9.525cm" svg:height="6.35cm" svg:x="2.222cm" svg:y="1.905cm">
            <text:p text:style-name="P6"><text:span text:style-name="T3">Visible Scre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9" draw:layer="layout" svg:width="1.27cm" svg:height="0.635cm" svg:x="1.587cm" svg:y="0cm">
            <text:p text:style-name="P8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9" draw:layer="layout" svg:width="1.27cm" svg:height="0.635cm" svg:x="0.952cm" svg:y="0cm">
            <text:p text:style-name="P8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9" draw:layer="layout" svg:width="1.27cm" svg:height="0.635cm" svg:x="11.112cm" svg:y="0cm">
            <text:p text:style-name="P8"><text:span text:style-name="T1">35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0.635cm" svg:height="0.635cm" svg:x="3.333cm" svg:y="1.2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5" draw:text-style-name="P10" draw:layer="layout" svg:width="0.635cm" svg:height="0.635cm" svg:x="9.207cm" svg:y="6.19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335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0-09T22:02:49.921000000</meta:creation-date>
    <dc:date>2022-10-20T21:52:50.628000000</dc:date>
    <dc:creator>Peter Weingartner</dc:creator>
    <meta:editing-duration>PT6M21S</meta:editing-duration>
    <meta:editing-cycles>4</meta:editing-cycles>
    <meta:generator>LibreOffice/7.2.2.2$Windows_X86_64 LibreOffice_project/02b2acce88a210515b4a5bb2e46cbfb63fe97d56</meta:generator>
    <meta:document-statistic meta:object-count="17"/>
  </office:meta>
</office:document-meta>
</file>